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text-properties fo:font-style="normal" officeooo:rsid="13b1a615" officeooo:paragraph-rsid="44830bdf" style:font-style-asian="normal" style:font-style-complex="normal"/>
    </style:style>
    <style:style style:name="P3" style:family="paragraph" style:parent-style-name="Text_20_body">
      <style:text-properties fo:font-style="normal" officeooo:rsid="14ef3a03" officeooo:paragraph-rsid="44830bdf" style:font-style-asian="normal" style:font-style-complex="normal"/>
    </style:style>
    <style:style style:name="P4" style:family="paragraph" style:parent-style-name="Text_20_body">
      <style:text-properties fo:font-style="normal" officeooo:rsid="14ef3a03" officeooo:paragraph-rsid="44835033" style:font-style-asian="normal" style:font-style-complex="normal"/>
    </style:style>
    <style:style style:name="P5" style:family="paragraph" style:parent-style-name="Text_20_body">
      <style:text-properties fo:font-style="italic" officeooo:rsid="13af2e8e" officeooo:paragraph-rsid="44830bdf" style:font-style-asian="italic" style:font-style-complex="italic"/>
    </style:style>
    <style:style style:name="P6" style:family="paragraph" style:parent-style-name="Text_20_body">
      <style:text-properties fo:font-style="italic" officeooo:rsid="13af2e8e" officeooo:paragraph-rsid="44835033" style:font-style-asian="italic" style:font-style-complex="italic"/>
    </style:style>
    <style:style style:name="P7" style:family="paragraph" style:parent-style-name="Text_20_body">
      <style:text-properties officeooo:rsid="448bad02" officeooo:paragraph-rsid="448bad02"/>
    </style:style>
    <style:style style:name="P8" style:family="paragraph" style:parent-style-name="Text_20_body">
      <style:text-properties officeooo:rsid="448bad02" officeooo:paragraph-rsid="448f39ec"/>
    </style:style>
    <style:style style:name="P9" style:family="paragraph" style:parent-style-name="Text_20_body">
      <style:text-properties officeooo:rsid="448f0410" officeooo:paragraph-rsid="448f0410"/>
    </style:style>
    <style:style style:name="P10" style:family="paragraph" style:parent-style-name="Text_20_body">
      <style:text-properties officeooo:rsid="448f39ec" officeooo:paragraph-rsid="448f39ec"/>
    </style:style>
    <style:style style:name="P11" style:family="paragraph" style:parent-style-name="Heading_20_4">
      <style:text-properties officeooo:rsid="155ad101" officeooo:paragraph-rsid="44830bdf"/>
    </style:style>
    <style:style style:name="P12" style:family="paragraph" style:parent-style-name="Heading_20_4">
      <style:text-properties officeooo:paragraph-rsid="44830bdf"/>
    </style:style>
    <style:style style:name="P13" style:family="paragraph" style:parent-style-name="Heading_20_4">
      <style:text-properties officeooo:rsid="13bcde23" officeooo:paragraph-rsid="44835033"/>
    </style:style>
    <style:style style:name="P14" style:family="paragraph" style:parent-style-name="Heading_20_4">
      <style:text-properties officeooo:paragraph-rsid="44a45a12"/>
    </style:style>
    <style:style style:name="P15" style:family="paragraph" style:parent-style-name="Heading_20_4">
      <style:text-properties officeooo:paragraph-rsid="44a6318b"/>
    </style:style>
    <style:style style:name="P16" style:family="paragraph" style:parent-style-name="Heading_20_4">
      <style:text-properties officeooo:paragraph-rsid="44a67a7e"/>
    </style:style>
    <style:style style:name="P17" style:family="paragraph" style:parent-style-name="Text_20_body" style:master-page-name="Standard">
      <style:paragraph-properties fo:text-align="end" style:justify-single-word="false" style:page-number="auto"/>
      <style:text-properties officeooo:paragraph-rsid="2590605e"/>
    </style:style>
    <style:style style:name="P18" style:family="paragraph" style:parent-style-name="Text_20_body" style:list-style-name="L1">
      <style:text-properties officeooo:rsid="448034da" officeooo:paragraph-rsid="44823b7d"/>
    </style:style>
    <style:style style:name="P19" style:family="paragraph" style:parent-style-name="Text_20_body">
      <style:text-properties fo:font-style="normal" officeooo:rsid="14ef3a03" officeooo:paragraph-rsid="44835033" style:font-style-asian="normal" style:font-style-complex="normal"/>
    </style:style>
    <style:style style:name="P20" style:family="paragraph" style:parent-style-name="Text_20_body">
      <style:text-properties fo:font-style="normal" officeooo:rsid="453d6e7a" officeooo:paragraph-rsid="44a6318b" style:font-style-asian="normal" style:font-style-complex="normal"/>
    </style:style>
    <style:style style:name="P21" style:family="paragraph" style:parent-style-name="Text_20_body">
      <style:text-properties officeooo:rsid="44f6ceb5" officeooo:paragraph-rsid="44a45a12"/>
    </style:style>
    <style:style style:name="P22" style:family="paragraph" style:parent-style-name="Text_20_body">
      <style:text-properties officeooo:rsid="44b458af" officeooo:paragraph-rsid="44a45a12"/>
    </style:style>
    <style:style style:name="P23" style:family="paragraph" style:parent-style-name="Text_20_body">
      <style:text-properties officeooo:rsid="44b458af" officeooo:paragraph-rsid="44a67a7e"/>
    </style:style>
    <style:style style:name="P24" style:family="paragraph" style:parent-style-name="Text_20_body">
      <style:text-properties officeooo:rsid="44c1638d" officeooo:paragraph-rsid="44a45a12"/>
    </style:style>
    <style:style style:name="P25" style:family="paragraph" style:parent-style-name="Text_20_body">
      <style:text-properties fo:font-style="italic" officeooo:rsid="452437d1" officeooo:paragraph-rsid="44a6318b" style:font-style-asian="italic" style:font-style-complex="italic"/>
    </style:style>
    <style:style style:name="P26" style:family="paragraph" style:parent-style-name="Text_20_body">
      <style:text-properties officeooo:rsid="453d6e7a" officeooo:paragraph-rsid="44a6318b"/>
    </style:style>
    <style:style style:name="P27" style:family="paragraph" style:parent-style-name="Text_20_body">
      <style:text-properties style:text-line-through-style="solid" style:text-line-through-type="single" officeooo:rsid="460a5ccc" officeooo:paragraph-rsid="44a67a7e"/>
    </style:style>
    <style:style style:name="P28" style:family="paragraph" style:parent-style-name="Text_20_body">
      <style:text-properties style:text-line-through-style="solid" style:text-line-through-type="single" officeooo:rsid="4511db86" officeooo:paragraph-rsid="44a67a7e"/>
    </style:style>
    <style:style style:name="P29" style:family="paragraph" style:parent-style-name="Text_20_body">
      <style:text-properties officeooo:rsid="4511db86" officeooo:paragraph-rsid="44a67a7e"/>
    </style:style>
    <style:style style:name="T1" style:family="text">
      <style:text-properties fo:font-style="normal" officeooo:rsid="14052f0b" style:font-style-asian="normal" style:font-style-complex="normal"/>
    </style:style>
    <style:style style:name="T2" style:family="text">
      <style:text-properties fo:font-style="normal" officeooo:rsid="14b49fa1" style:font-style-asian="normal" style:font-style-complex="normal"/>
    </style:style>
    <style:style style:name="T3" style:family="text">
      <style:text-properties fo:font-style="normal" officeooo:rsid="14a6d53d" style:font-style-asian="normal" style:font-style-complex="normal"/>
    </style:style>
    <style:style style:name="T4" style:family="text">
      <style:text-properties fo:font-style="normal" officeooo:rsid="14b621cc" style:font-style-asian="normal" style:font-style-complex="normal"/>
    </style:style>
    <style:style style:name="T5" style:family="text">
      <style:text-properties fo:font-style="normal" officeooo:rsid="14a2bfb5" style:font-style-asian="normal" style:font-style-complex="normal"/>
    </style:style>
    <style:style style:name="T6" style:family="text">
      <style:text-properties fo:font-style="normal" officeooo:rsid="14a46d87" style:font-style-asian="normal" style:font-style-complex="normal"/>
    </style:style>
    <style:style style:name="T7" style:family="text">
      <style:text-properties fo:font-style="normal" officeooo:rsid="14debc6e" style:font-style-asian="normal" style:font-style-complex="normal"/>
    </style:style>
    <style:style style:name="T8" style:family="text">
      <style:text-properties fo:font-style="normal" officeooo:rsid="14ab6b2d" style:font-style-asian="normal" style:font-style-complex="normal"/>
    </style:style>
    <style:style style:name="T9" style:family="text">
      <style:text-properties fo:font-style="normal" officeooo:rsid="14ad1703" style:font-style-asian="normal" style:font-style-complex="normal"/>
    </style:style>
    <style:style style:name="T10" style:family="text">
      <style:text-properties fo:font-style="normal" officeooo:rsid="14e779ca" style:font-style-asian="normal" style:font-style-complex="normal"/>
    </style:style>
    <style:style style:name="T11" style:family="text">
      <style:text-properties fo:font-style="normal" officeooo:rsid="44927482" style:font-style-asian="normal" style:font-style-complex="normal"/>
    </style:style>
    <style:style style:name="T12" style:family="text">
      <style:text-properties fo:font-style="normal" officeooo:rsid="44c31033" style:font-style-asian="normal" style:font-style-complex="normal"/>
    </style:style>
    <style:style style:name="T13" style:family="text">
      <style:text-properties fo:font-style="normal" officeooo:rsid="44b6e7a6" style:font-style-asian="normal" style:font-style-complex="normal"/>
    </style:style>
    <style:style style:name="T14" style:family="text">
      <style:text-properties fo:font-style="normal" officeooo:rsid="44b62ce5" style:font-style-asian="normal" style:font-style-complex="normal"/>
    </style:style>
    <style:style style:name="T15" style:family="text">
      <style:text-properties fo:font-style="normal" officeooo:rsid="460a5ccc" style:font-style-asian="normal" style:font-style-complex="normal"/>
    </style:style>
    <style:style style:name="T16" style:family="text">
      <style:text-properties officeooo:rsid="44823b7d"/>
    </style:style>
    <style:style style:name="T17" style:family="text">
      <style:text-properties officeooo:rsid="44830bdf"/>
    </style:style>
    <style:style style:name="T18" style:family="text">
      <style:text-properties officeooo:rsid="4a185db2"/>
    </style:style>
    <style:style style:name="T19" style:family="text">
      <style:text-properties officeooo:rsid="15b70e3d"/>
    </style:style>
    <style:style style:name="T20" style:family="text">
      <style:text-properties officeooo:rsid="14debc6e"/>
    </style:style>
    <style:style style:name="T21" style:family="text">
      <style:text-properties officeooo:rsid="14052f0b"/>
    </style:style>
    <style:style style:name="T22" style:family="text">
      <style:text-properties fo:font-style="italic" style:font-style-asian="italic" style:font-style-complex="italic"/>
    </style:style>
    <style:style style:name="T23" style:family="text">
      <style:text-properties fo:font-style="italic" officeooo:rsid="13b3d86b" style:font-style-asian="italic" style:font-style-complex="italic"/>
    </style:style>
    <style:style style:name="T24" style:family="text">
      <style:text-properties fo:font-style="italic" officeooo:rsid="14ef52e4" style:font-style-asian="italic" style:font-style-complex="italic"/>
    </style:style>
    <style:style style:name="T25" style:family="text">
      <style:text-properties fo:font-style="italic" officeooo:rsid="44830bdf" style:font-style-asian="italic" style:font-style-complex="italic"/>
    </style:style>
    <style:style style:name="T26" style:family="text">
      <style:text-properties fo:font-style="italic" officeooo:rsid="13af2e8e" style:font-style-asian="italic" style:font-style-complex="italic"/>
    </style:style>
    <style:style style:name="T27" style:family="text">
      <style:text-properties fo:font-style="italic" officeooo:rsid="450c2fea" style:font-style-asian="italic" style:font-style-complex="italic"/>
    </style:style>
    <style:style style:name="T28" style:family="text">
      <style:text-properties fo:font-style="italic" officeooo:rsid="452437d1" style:font-style-asian="italic" style:font-style-complex="italic"/>
    </style:style>
    <style:style style:name="T29" style:family="text">
      <style:text-properties fo:font-style="italic" officeooo:rsid="4605eb6c" style:font-style-asian="italic" style:font-style-complex="italic"/>
    </style:style>
    <style:style style:name="T30" style:family="text">
      <style:text-properties fo:font-style="italic" style:text-underline-style="none" officeooo:rsid="45e175d2"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453557e3" style:font-style-asian="italic" style:font-weight-asian="bold" style:font-style-complex="italic" style:font-weight-complex="bold"/>
    </style:style>
    <style:style style:name="T33" style:family="text">
      <style:text-properties officeooo:rsid="155cc408"/>
    </style:style>
    <style:style style:name="T34" style:family="text">
      <style:text-properties officeooo:rsid="13b3d86b"/>
    </style:style>
    <style:style style:name="T35" style:family="text">
      <style:text-properties officeooo:rsid="14f507b1"/>
    </style:style>
    <style:style style:name="T36" style:family="text">
      <style:text-properties officeooo:rsid="14f54ff5"/>
    </style:style>
    <style:style style:name="T37" style:family="text">
      <style:text-properties officeooo:rsid="14ef52e4"/>
    </style:style>
    <style:style style:name="T38" style:family="text">
      <style:text-properties officeooo:rsid="14e10e7b"/>
    </style:style>
    <style:style style:name="T39" style:family="text">
      <style:text-properties officeooo:rsid="14a5d507"/>
    </style:style>
    <style:style style:name="T40" style:family="text">
      <style:text-properties officeooo:rsid="13af2e8e"/>
    </style:style>
    <style:style style:name="T41" style:family="text">
      <style:text-properties officeooo:rsid="13c7b16f"/>
    </style:style>
    <style:style style:name="T42" style:family="text">
      <style:text-properties officeooo:rsid="14e5ca45"/>
    </style:style>
    <style:style style:name="T43" style:family="text">
      <style:text-properties officeooo:rsid="14e779ca"/>
    </style:style>
    <style:style style:name="T44" style:family="text">
      <style:text-properties officeooo:rsid="44835033"/>
    </style:style>
    <style:style style:name="T45" style:family="text">
      <style:text-properties fo:font-variant="normal" fo:text-transform="none" fo:color="#cb0000" style:font-name="Roboto" fo:font-size="5.55000019073486pt" fo:letter-spacing="normal" fo:font-style="normal" fo:font-weight="normal" fo:background-color="#ffffff" loext:char-shading-value="0"/>
    </style:style>
    <style:style style:name="T46" style:family="text">
      <style:text-properties fo:font-variant="normal" fo:text-transform="none" fo:color="#444444" style:font-name="Roboto" fo:font-size="5.55000019073486pt" fo:letter-spacing="normal" fo:font-style="normal" fo:font-weight="normal"/>
    </style:style>
    <style:style style:name="T47" style:family="text">
      <style:text-properties fo:font-variant="normal" fo:text-transform="none" fo:color="#444444" fo:font-size="5.55000019073486pt" fo:letter-spacing="normal" fo:font-style="normal" fo:font-weight="bold"/>
    </style:style>
    <style:style style:name="T48" style:family="text">
      <style:text-properties fo:font-variant="normal" fo:text-transform="none" fo:color="#444444" fo:font-size="5.55000019073486pt" fo:letter-spacing="normal" fo:font-style="normal" fo:font-weight="bold" officeooo:rsid="448f39ec"/>
    </style:style>
    <style:style style:name="T49" style:family="text">
      <style:text-properties fo:font-variant="normal" fo:text-transform="none" fo:color="#444444" fo:letter-spacing="normal"/>
    </style:style>
    <style:style style:name="T50" style:family="text">
      <style:text-properties officeooo:rsid="448e02a2"/>
    </style:style>
    <style:style style:name="T51" style:family="text">
      <style:text-properties officeooo:rsid="448f0410"/>
    </style:style>
    <style:style style:name="T52" style:family="text">
      <style:text-properties officeooo:rsid="448f39ec"/>
    </style:style>
    <style:style style:name="T53" style:family="text">
      <style:text-properties officeooo:rsid="44f7ed28"/>
    </style:style>
    <style:style style:name="T54" style:family="text">
      <style:text-properties officeooo:rsid="44a4cc17"/>
    </style:style>
    <style:style style:name="T55" style:family="text">
      <style:text-properties officeooo:rsid="45e175d2"/>
    </style:style>
    <style:style style:name="T56" style:family="text">
      <style:text-properties officeooo:rsid="453d6e7a"/>
    </style:style>
    <style:style style:name="T57" style:family="text">
      <style:text-properties officeooo:rsid="464ce6a4"/>
    </style:style>
    <style:style style:name="T58" style:family="text">
      <style:text-properties officeooo:rsid="45db372b"/>
    </style:style>
    <style:style style:name="T59" style:family="text">
      <style:text-properties officeooo:rsid="452437d1"/>
    </style:style>
    <style:style style:name="T60" style:family="text">
      <style:text-properties officeooo:rsid="459e7c2e"/>
    </style:style>
    <style:style style:name="T61" style:family="text">
      <style:text-properties officeooo:rsid="45a06371"/>
    </style:style>
    <style:style style:name="T62" style:family="text">
      <style:text-properties officeooo:rsid="45dc04e0"/>
    </style:style>
    <style:style style:name="T63" style:family="text">
      <style:text-properties officeooo:rsid="46458d5f"/>
    </style:style>
    <style:style style:name="T64" style:family="text">
      <style:text-properties officeooo:rsid="460a5ccc"/>
    </style:style>
    <style:style style:name="T65" style:family="text">
      <style:text-properties officeooo:rsid="460c50b9"/>
    </style:style>
    <style:style style:name="T66" style:family="text">
      <style:text-properties officeooo:rsid="4605eb6c"/>
    </style:style>
    <style:style style:name="T67" style:family="text">
      <style:text-properties style:text-line-through-style="solid" style:text-line-through-type="single"/>
    </style:style>
    <style:style style:name="T68" style:family="text">
      <style:text-properties style:text-line-through-style="solid" style:text-line-through-type="single" fo:font-style="italic" fo:font-weight="bold" style:font-style-asian="italic" style:font-weight-asian="bold" style:font-style-complex="italic" style:font-weight-complex="bold"/>
    </style:style>
    <style:style style:name="T69" style:family="text">
      <style:text-properties style:text-line-through-style="solid" style:text-line-through-type="single" fo:font-style="italic" fo:font-weight="bold" officeooo:rsid="453557e3" style:font-style-asian="italic" style:font-weight-asian="bold" style:font-style-complex="italic" style:font-weight-complex="bold"/>
    </style:style>
    <style:style style:name="T70" style:family="text">
      <style:text-properties style:text-line-through-style="solid" style:text-line-through-type="single"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h text:style-name="Heading_20_2" text:outline-level="2"><text:bookmark-start text:name="__RefHeading___Toc301_2547754490"/>Léčivé kameny<text:bookmark-end text:name="__RefHeading___Toc301_2547754490"/></text:h>
      <text:p text:style-name="P7">/<text:span text:style-name="T52">*</text:span></text:p>
      <text:p text:style-name="P10">Ceny:<text:line-break/>- Pětinásobek ceny neočarovaného kamene.</text:p>
      <text:p text:style-name="P10">*/</text:p>
      <text:p text:style-name="P7">/<text:span text:style-name="T51">*</text:span></text:p>
      <text:p text:style-name="P9">Oslepení a ohlušení asi nebrat. Jsou to stavy, takže bych musel rozšířit pravidlo, že léčivé kameny léčí životy. Navíc by to asi byl moc jednoduchej a univerzální způsob, jak se těch status efektů zbavit</text:p>
      <text:p text:style-name="P7"><text:span text:style-name="Strong_20_Emphasis"><text:span text:style-name="T47">Zlomenina</text:span></text:span><text:span text:style-name="T49"> </text:span><text:span text:style-name="T46">- magnezit, kalcit</text:span></text:p>
      <text:p text:style-name="P8">Oslepení<text:line-break/><text:span text:style-name="Strong_20_Emphasis"><text:span text:style-name="T48">Zrak:</text:span></text:span><text:span text:style-name="T50"> </text:span><text:a xlink:type="simple" xlink:href="https://www.drahekamenyonline.cz/ametyst/" text:style-name="Internet_20_link" text:visited-style-name="Visited_20_Internet_20_Link"><text:span text:style-name="T45">ametyst</text:span></text:a><text:span text:style-name="T46">, beryl, achát, korál, malachit, aventurín, </text:span><text:a xlink:type="simple" xlink:href="https://www.drahekamenyonline.cz/kristal/" text:style-name="Internet_20_link" text:visited-style-name="Visited_20_Internet_20_Link"><text:span text:style-name="T45">křišťál</text:span></text:a><text:span text:style-name="T46">, smaragd, akvamarín, chryzoberyl, magnetit, zlatý topaz, olivín, rubín, safír, jantar, tygří oko, obsidián</text:span> </text:p>
      <text:p text:style-name="P7">Ohlušení<text:line-break/><text:span text:style-name="Strong_20_Emphasis"><text:span text:style-name="T47">Sluch</text:span></text:span><text:span text:style-name="T49"> </text:span><text:span text:style-name="T46">- onyx, jaspis, sarder</text:span></text:p>
      <text:p text:style-name="Text_20_body">*/</text:p>
      <text:h text:style-name="Heading_20_1" text:outline-level="1"><text:bookmark-start text:name="__RefHeading___Toc303_2547754490"/>Neobvyklé předměty<text:bookmark-end text:name="__RefHeading___Toc303_2547754490"/></text:h>
      <text:list xml:id="list448220736" text:style-name="L1">
        <text:list-item>
          <text:p text:style-name="P18"><text:span text:style-name="T16">s</text:span>irky</text:p>
        </text:list-item>
        <text:list-item>
          <text:p text:style-name="P18">zapalovač</text:p>
        </text:list-item>
      </text:list>
      <text:h text:style-name="Heading_20_1" text:outline-level="1"><text:bookmark-start text:name="__RefHeading___Toc305_2547754490"/>Schopnosti předmětů<text:bookmark-end text:name="__RefHeading___Toc305_2547754490"/></text:h>
      <text:h text:style-name="P11" text:outline-level="4">Aura <text:span text:style-name="T19">odvahy</text:span></text:h>
      <text:p text:style-name="P5"><text:span text:style-name="T20">Dosah:</text:span><text:span text:style-name="T1"> </text:span><text:span text:style-name="T2">krátký</text:span><text:span text:style-name="T3"> (</text:span><text:span text:style-name="T4">1</text:span><text:span text:style-name="T3">b)</text:span><text:span text:style-name="T21"><text:line-break/>Rozsah:</text:span><text:span text:style-name="T1"> </text:span><text:span text:style-name="T5">všechno v dosahu </text:span><text:span text:style-name="T6">(</text:span><text:span text:style-name="T7">6</text:span><text:span text:style-name="T6">b)</text:span></text:p>
      <text:p text:style-name="P2">Po dobu <text:span text:style-name="T22">soustředění</text:span> <text:span text:style-name="T33">kolem tebe bude neviditelná aura dodávající odvahu. Všichni uvnitř, s výjimkou těch, které určíš, jsou</text:span> <text:span text:style-name="T34">imunní proti jakékoliv formě </text:span><text:span text:style-name="T23">strachu</text:span><text:span text:style-name="T34"> i </text:span><text:span text:style-name="T23">děsu</text:span><text:span text:style-name="T34"> a dokáží dělat věci, k nimž by se jinak neodhodlali.</text:span></text:p>
      <text:p text:style-name="P2">/<text:span text:style-name="T18">* Tohle když bude mít nějaká postava, tak to bude přebíjet válečnickou neohroženost. Takže spíš asi nebrat. Možná nějakej artefakt by to mohl mít */</text:span></text:p>
      <text:h text:style-name="P12" text:outline-level="4">Aura strachu</text:h>
      <text:p text:style-name="P5"><text:span text:style-name="T38">Hod</text:span>: +<text:span text:style-name="T20">1 proti Duši (3b)<text:line-break/>Dosah:</text:span><text:span text:style-name="T1"> </text:span><text:span text:style-name="T2">krátký</text:span><text:span text:style-name="T3"> (</text:span><text:span text:style-name="T4">1</text:span><text:span text:style-name="T3">b)</text:span><text:span text:style-name="T21"><text:line-break/>Rozsah:</text:span><text:span text:style-name="T1"> </text:span><text:span text:style-name="T5">všechno v dosahu </text:span><text:span text:style-name="T6">(</text:span><text:span text:style-name="T7">6</text:span><text:span text:style-name="T6">b)<text:line-break/></text:span><text:span text:style-name="T39">Efekt: Vytvoření nevýhody (6b)</text:span></text:p>
      <text:p text:style-name="P3">Po dobu <text:span text:style-name="T22">soustředění</text:span> kolem tebe bude zlověstná aura <text:span text:style-name="T22">strachu</text:span>. Každý, kdo <text:span text:style-name="T35">se v ní nachází, nebo do ní později</text:span> vstoupí, <text:span text:style-name="T36">s výjimkou cílů, které z účinku vyloučíš,</text:span> se musí bránit Duší proti <text:span text:style-name="T22">vytvoření nevýhody</text:span> tvým hodem na seslání. <text:span text:style-name="T37">Kdo se jednou ubrání, znovu si už házet nemusí. Strach trvá i po opuštění dosahu kouzla. Ukončením tvého </text:span><text:span text:style-name="T24">soustředění</text:span><text:span text:style-name="T37"> strach pomine a spolu s ním i z něj plynoucí nevýhody.</text:span></text:p>
      <text:p text:style-name="P3">/<text:span text:style-name="T17">* Tohle v zásadě umí </text:span><text:span text:style-name="T25">koruna strachu</text:span><text:span text:style-name="T17"> */</text:span></text:p>
      <text:h text:style-name="P13" text:outline-level="4"><text:soft-page-break/>Aura <text:span text:style-name="T41">moci</text:span></text:h>
      <text:p text:style-name="P6"><text:span text:style-name="T42">H</text:span>od: +<text:span text:style-name="T43">5 na obranu (jen 9b, protože +2 je z plné obrany)<text:line-break/>Dosah:</text:span><text:span text:style-name="T1"> </text:span><text:span text:style-name="T8">krátký </text:span><text:span text:style-name="T9">(1b)</text:span><text:span text:style-name="T21"><text:line-break/>Rozsah:</text:span><text:span text:style-name="T1"> </text:span><text:span text:style-name="T5">všechno v dosahu </text:span><text:span text:style-name="T6">(</text:span><text:span text:style-name="T10">6</text:span><text:span text:style-name="T6">b)</text:span></text:p>
      <text:p text:style-name="P4"><text:span text:style-name="T40">Po dobu </text:span><text:span text:style-name="T26">soustředění</text:span><text:span text:style-name="T40">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4">/<text:span text:style-name="T44">* Možná nějaká královská regálie? */</text:span></text:p>
      <text:h text:style-name="Heading_20_2" text:outline-level="2">Deprecated verze předmětů</text:h>
      <text:h text:style-name="P16" text:outline-level="4">Prsten uhranutí</text:h>
      <text:p text:style-name="P29"><text:span text:style-name="T67">Tento prsten umožňuje vyslovením formule </text:span><text:span text:style-name="T69">*</text:span><text:span text:style-name="T68">Hašáh</text:span><text:span text:style-name="T69">*</text:span><text:span text:style-name="T67"> seslat kouzlo </text:span><text:span text:style-name="T70">sugesce</text:span><text:span text:style-name="T67">. Několik hodin poté ale budeš hlasitě škytat a zívat a nebudeš mít chuť k jídlu. Znovu můžeš </text:span><text:span text:style-name="T70">prsten uhranutí</text:span><text:span text:style-name="T67"> použít, až když tyto příznaky odezní.</text:span></text:p>
      <text:p text:style-name="P28">/<text:span text:style-name="T66">* Úplně se mi to nelíbí. Možná tomu dát stejnej efekt, ale aby to nebylo kouzlo. Tj. „Když se někomu upřeně zadíváš do očí, můžeš mu dát jeden příkaz, stejně jako kdybys na něj seslal kouzlo </text:span><text:span text:style-name="T29">sugesce</text:span><text:span text:style-name="T66">“ */</text:span></text:p>
      <text:p text:style-name="P27">IDEA: Vůbec to nebude dělat sugesci. Udělá to upřeným pohledem přesně to, co se očekává od uhranutí – škytání, zívání a tak.</text:p>
      <text:h text:style-name="P15" text:outline-level="4">-Prsten neviditelnosti</text:h>
      <text:p text:style-name="P25"><text:span text:style-name="T56">M</text:span>asivní platinový prsten s <text:span text:style-name="T57">tlumeně žhnoucím</text:span> čirým diamantem</text:p>
      <text:p text:style-name="P26"><text:soft-page-break/>Pokud diamant na tomto prstenu <text:span text:style-name="T58">žhne</text:span>, <text:span text:style-name="T58">na staneš se </text:span>neviditelným <text:span text:style-name="T59">spolu se vším, co neseš, stejně jako kdyby na tebe bylo sesláno kouzlo </text:span><text:span text:style-name="T28">neviditelnost</text:span><text:span text:style-name="T59">. Jakmile si prsten sundáš, neviditelnost skončí a vsazený diamant pohasne. Jakmile na oblohu vyjde úplněk, diamant se opět rozzáří a prsten bude opět možné jednou použít.</text:span></text:p>
      <text:p text:style-name="P26">/<text:span text:style-name="T60">* Dobíjení za úplňku se mi nelíbí a k neviditelnosti se navíc moc nehodí */</text:span></text:p>
      <text:p text:style-name="P26">- <text:span text:style-name="T61">celý prsten ztmavne a je ho potřeba kompletně vycídit? Taky nic moc.</text:span></text:p>
      <text:p text:style-name="P26">- <text:span text:style-name="T62">jedno použití? Prostě to castne invis. Tohle zní nejlíp.</text:span></text:p>
      <text:p text:style-name="P20">/<text:span text:style-name="T55">* Asi na něj kašlat, </text:span><text:span text:style-name="T30">plášť neviditelnosti</text:span><text:span text:style-name="T55"> je lepší */</text:span></text:p>
      <text:h text:style-name="Heading_20_1" text:outline-level="1"><text:span text:style-name="T54">Vy</text:span>řazené přeměty</text:h>
      <text:h text:style-name="Heading_20_2" text:outline-level="2">Prsteny</text:h>
      <text:h text:style-name="P14" text:outline-level="4">-Prsten nehmotnosti</text:h>
      <text:p text:style-name="P22"><text:span text:style-name="T27">Nákup:</text:span><text:span text:style-name="T11"> </text:span><text:span text:style-name="T12">60</text:span><text:span text:style-name="T13">0</text:span><text:span text:style-name="T14"> zl</text:span><text:span text:style-name="T22"><text:line-break/>Úrovně:</text:span> mistrovské</text:p>
      <text:p text:style-name="P24">Postava bude nehmotná, prsten zůstane hmotný.</text:p>
      <text:p text:style-name="P24">Můžeš projít všude, kde projde prsten.</text:p>
      <text:p text:style-name="P24">Když někdo prsten chytí, zhmotní tě to (co když jsi zrovna ve stěně?)</text:p>
      <text:p text:style-name="P21">IDEA: Když se někdo prstenu dotkne, znehmotní se taky a může s tebou bojovat?</text:p>
      <text:p text:style-name="P21">/<text:span text:style-name="T53">* Tohle je divný, asi na to kašl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1-04T17:55:28.688000000</dc:date>
    <meta:print-date>2113-01-01T00:00:00</meta:print-date>
    <meta:editing-cycles>21804</meta:editing-cycles>
    <meta:editing-duration>P65DT15H7S</meta:editing-duration>
    <meta:generator>LibreOffice/6.0.5.2$Windows_X86_64 LibreOffice_project/54c8cbb85f300ac59db32fe8a675ff7683cd5a16</meta:generator>
    <meta:document-statistic meta:table-count="0" meta:image-count="0" meta:object-count="0" meta:page-count="6" meta:paragraph-count="48" meta:word-count="591" meta:character-count="3586" meta:non-whitespace-character-count="3042"/>
  </office:meta>
</office:document-meta>
</file>